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724all_xref2 (4)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Man: no: king: love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Man: no: lead; forward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Man: man: lov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Man: no: cry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;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Man: small: rooster: bird: sun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Man: small: war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fac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Man: immeasurable: no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Man: war: tongue: mouth: fabric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praise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Man: bird: love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free: no: chain 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quiet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people: mountai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Man: many: no: knif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: knife: person: village: many: neighbor: house: near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: land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Man: small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Man: many; child: small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: face: land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Many: war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: no: land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prophesy: to,forward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Sy: 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Man: same: part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Man: king: near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Eat: mouth: thing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Man: very: fir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: village: many: neighbor: house: near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OT: man: clean: water: good: village: many: neighbor: house: near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OT: man: clean: water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Man: least: very: small: know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Man: promise: mouth: work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Thing: king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all,whole: night,moon: land,ground,earth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Man: all: moon: land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OT: man: tree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King: village: many: neighbor: house: ne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Whip: message: mouth: book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Man: small: part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hood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peace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Man: small: happ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: 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gathered(people),together(people): 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OT: king: man: love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OT: son: man: small: love”: .: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Man: dry: no: water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Man: everything: all: thing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Man: know: god: king: love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Man: small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Man: beauty: eye: good: small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Man: small: ey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OT: man: attendant: person: straight: peopl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o: lan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up: wheat,grain: small.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OT: man: honor: king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Man: glory: very: praise: mouth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noise: 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Noise; ear: thing: village: many: neighbor: house: near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: mouth: book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ive: gift: hand: love: forward: 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Man: small: give: gift: hand: love: forward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Knife: tree: village: many: neighbor: house: near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Man: no: prophet: prophesy: person: eye: forwar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OT: man: g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Man: right: no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Man: everywhere: land: all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OT: dry: no: water: land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Man: praise: mouth: good: small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OT: man: river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OT: man: divide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Man: no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OT: deceive: bad: no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Past: backward: time: peace: sleep: love: village: many: neighbor: house: near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Message: book: mouth: near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judge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eace: 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Man: no: gathere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suffering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Man: try: small: work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honor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chil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Save: very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Man: grain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Far: no: near: village: many: neighbor: house: near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Fire: water: village: many: neighbor: house: near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sick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most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Fire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; good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: good: peopl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tax: king: mone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Man: change: g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another: person: after: thing: forward: teach: mouth: book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man: first: beginning: birth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Bad: no: good: land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n: forward: straight: mone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Woman: forward: straight; mone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: neighbor: house: near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: yes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ore: up: many: 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correct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: bed: <text:s/>sleep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authority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Vineyard: fruit: lan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Free: no: chain: land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beckon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spirit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: 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an: big: war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Watchtower: eye: tower: village: many: neighbor: house: near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an: strong: hand: power: big: knif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mute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ney: water: 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Man: deaf: ear: no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beauty: good: eye,see: village: many: neighbor: house: near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war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: village: many: neighbor: house: near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no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person: enmity: love,compassion: no,not: land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holy: person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T: man: no: clothing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Man: very: many: mouth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: big: knife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Straight: country: big: lan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Man: amazed: big: praise: mouth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ire: village: many: neighbor: house: near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Peace: sleep: love: cave: hole: mountain: land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tongue: 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face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bad: no: 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Hill: small: mountain: village: many: neighbor: house: near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few,small; village: many,much: neighbor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anger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near: 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ower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dance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Man: sun: gift: hand: love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efore; 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truth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Man: crooked: no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brave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: no: heart: land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Man: small: dead: no: heart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village: many: neighbor: house: near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: happy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island: water: land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command: 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OT: 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power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Man: small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: sleep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OT: 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OT: 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ute: mouth: no: up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sav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OT: 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OT: 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sav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OT: 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Woman: very: clean: water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OT: man: smal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: neighbor: house: near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man: love,compassio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Well: water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Peace: sleep: love: village: many: neighbor: house: nea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: house: near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Man: sundown: sun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OT: man: mone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undown: sun: down: land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: 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: neighbor: house: nea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Man: poor: no: mone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Land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Man: color: land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Man: very: far: no: n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Woman: far: no: near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Crooked: no: straight: land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worth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ealth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Foot: person: part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same: land,ground,earth: 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Old: 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war: light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Land: man: small: know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Man: small: know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peace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bad: 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lightning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Man: watchtower: ey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grain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4T19:17:17.670000000</dc:date>
    <meta:editing-duration>PT1M54S</meta:editing-duration>
    <meta:editing-cycles>1</meta:editing-cycles>
    <meta:document-statistic meta:table-count="1" meta:cell-count="7932" meta:object-count="0"/>
    <meta:generator>LibreOffice/6.3.4.2$Windows_X86_64 LibreOffice_project/60da17e045e08f1793c57c00ba83cdfce946d0aa</meta:generator>
  </office:meta>
</office:document-meta>
</file>